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51D0067</text:p>
          </table:table-cell>
          <table:table-cell office:value-type="string" calcext:value-type="string">
            <text:p>2021-03-26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67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236" calcext:value-type="float">
            <text:p>22.6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67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67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67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67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67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67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67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67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67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5824" calcext:value-type="float">
            <text:p>26.78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67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67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1592" calcext:value-type="float">
            <text:p>28.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67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67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67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67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7736" calcext:value-type="float">
            <text:p>24.55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67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67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3888" calcext:value-type="float">
            <text:p>25.7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67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67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67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67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67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67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1432" calcext:value-type="float">
            <text:p>24.41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67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6208" calcext:value-type="float">
            <text:p>25.2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67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1D0067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0" meta:object-count="0"/>
    <meta:user-defined meta:name="AppVersion">3.0</meta:user-defined>
  </office:meta>
</office:document-meta>
</file>